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3c4e0" officeooo:paragraph-rsid="0013c4e0" style:font-size-asian="18pt" style:font-size-complex="18pt"/>
    </style:style>
    <style:style style:name="P2" style:family="paragraph" style:parent-style-name="Standard">
      <style:paragraph-properties fo:text-align="start" style:justify-single-word="false"/>
      <style:text-properties fo:font-size="14pt" officeooo:rsid="0013c4e0" officeooo:paragraph-rsid="0013c4e0" style:font-size-asian="12.25pt" style:font-size-complex="14pt"/>
    </style:style>
    <style:style style:name="P3" style:family="paragraph" style:parent-style-name="Standard">
      <style:paragraph-properties fo:text-align="start" style:justify-single-word="false"/>
      <style:text-properties fo:font-size="14pt" officeooo:rsid="00146446" officeooo:paragraph-rsid="00146446" style:font-size-asian="14pt" style:font-size-complex="14pt"/>
    </style:style>
    <style:style style:name="P4" style:family="paragraph" style:parent-style-name="Standard" style:list-style-name="L1">
      <style:paragraph-properties fo:text-align="start" style:justify-single-word="false"/>
      <style:text-properties fo:font-size="14pt" officeooo:rsid="00146446" officeooo:paragraph-rsid="00146446" style:font-size-asian="14pt" style:font-size-complex="14pt"/>
    </style:style>
    <style:style style:name="P5" style:family="paragraph" style:parent-style-name="Standard">
      <style:paragraph-properties fo:text-align="start" style:justify-single-word="false"/>
      <style:text-properties style:font-name="Monaco" fo:font-size="11pt" officeooo:rsid="00146446" officeooo:paragraph-rsid="00146446" style:font-size-asian="11pt" style:font-size-complex="11pt"/>
    </style:style>
    <style:style style:name="P6" style:family="paragraph" style:parent-style-name="Standard">
      <style:paragraph-properties fo:text-align="start" style:justify-single-word="false"/>
      <style:text-properties style:font-name="Monaco" fo:font-size="11pt" officeooo:rsid="0019586f" officeooo:paragraph-rsid="0019586f" style:font-size-asian="11pt" style:font-size-complex="11pt"/>
    </style:style>
    <style:style style:name="P7" style:family="paragraph" style:parent-style-name="Standard">
      <style:paragraph-properties fo:text-align="start" style:justify-single-word="false"/>
      <style:text-properties style:font-name="Monaco" fo:font-size="11pt" officeooo:rsid="001af6c5" officeooo:paragraph-rsid="001af6c5" style:font-size-asian="11pt" style:font-size-complex="11pt"/>
    </style:style>
    <style:style style:name="P8" style:family="paragraph" style:parent-style-name="Standard">
      <style:paragraph-properties fo:text-align="start" style:justify-single-word="false"/>
      <style:text-properties style:font-name="Monaco" fo:font-size="14pt" officeooo:rsid="001af6c5" officeooo:paragraph-rsid="001af6c5" style:font-size-asian="14pt" style:font-size-complex="14pt"/>
    </style:style>
    <style:style style:name="P9" style:family="paragraph" style:parent-style-name="Standard">
      <style:paragraph-properties fo:text-align="start" style:justify-single-word="false"/>
      <style:text-properties style:font-name="Courier" fo:font-size="11pt" officeooo:rsid="00146446" officeooo:paragraph-rsid="00146446" style:font-size-asian="11pt" style:font-size-complex="11pt"/>
    </style:style>
    <style:style style:name="P10" style:family="paragraph" style:parent-style-name="Standard">
      <style:paragraph-properties fo:text-align="start" style:justify-single-word="false"/>
      <style:text-properties style:font-name="Courier" fo:font-size="11pt" officeooo:rsid="0019586f" officeooo:paragraph-rsid="0019586f" style:font-size-asian="11pt" style:font-size-complex="11pt"/>
    </style:style>
    <style:style style:name="P11" style:family="paragraph" style:parent-style-name="Standard">
      <style:paragraph-properties fo:text-align="start" style:justify-single-word="false"/>
      <style:text-properties style:font-name="Liberation Serif" fo:font-size="14pt" officeooo:rsid="00146446" officeooo:paragraph-rsid="00146446" style:font-size-asian="14pt" style:font-size-complex="14pt"/>
    </style:style>
    <style:style style:name="P12" style:family="paragraph" style:parent-style-name="Standard">
      <style:paragraph-properties fo:text-align="start" style:justify-single-word="false"/>
      <style:text-properties style:font-name="Liberation Serif" fo:font-size="12pt" officeooo:rsid="00171c05" officeooo:paragraph-rsid="00171c05"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146446" style:font-size-asian="10.5pt" style:font-size-complex="12pt"/>
    </style:style>
    <style:style style:name="T3" style:family="text">
      <style:text-properties fo:font-size="12pt" officeooo:rsid="0015f6ef" style:font-size-asian="10.5pt" style:font-size-complex="12pt"/>
    </style:style>
    <style:style style:name="T4" style:family="text">
      <style:text-properties officeooo:rsid="0015f6ef"/>
    </style:style>
    <style:style style:name="T5" style:family="text">
      <style:text-properties style:font-name="Courier"/>
    </style:style>
    <style:style style:name="T6" style:family="text">
      <style:text-properties style:font-name="Courier" fo:font-size="11pt" officeooo:rsid="0015f6ef" style:font-size-asian="11pt" style:font-size-complex="11pt"/>
    </style:style>
    <style:style style:name="T7" style:family="text">
      <style:text-properties style:font-name="Liberation Serif"/>
    </style:style>
    <style:style style:name="T8" style:family="text">
      <style:text-properties style:font-name="Liberation Serif" fo:font-size="12pt" style:font-size-asian="10.5pt" style:font-size-complex="12pt"/>
    </style:style>
    <style:style style:name="T9" style:family="text">
      <style:text-properties style:font-name="Liberation Serif" fo:font-size="12pt" officeooo:rsid="0018b067" style:font-size-asian="10.5pt" style:font-size-complex="12pt"/>
    </style:style>
    <style:style style:name="T10" style:family="text">
      <style:text-properties style:font-name="Liberation Serif" fo:font-size="12pt" officeooo:rsid="001c6218" style:font-size-asian="10.5pt" style:font-size-complex="12pt"/>
    </style:style>
    <style:style style:name="T11" style:family="text">
      <style:text-properties officeooo:rsid="00174206"/>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ásico da Linguagem</text:p>
      <text:p text:style-name="P1"/>
      <text:p text:style-name="P2">Playbooks:</text:p>
      <text:p text:style-name="P2"><text:tab/><text:span text:style-name="T1">São escritos em YAML, eles descrevem o estado desejado de algo, </text:span><text:span text:style-name="T2">uma aplicação ou um ambiente.</text:span></text:p>
      <text:p text:style-name="P2"><text:span text:style-name="T2"/></text:p>
      <text:p text:style-name="P3">Variáveis:</text:p>
      <text:p text:style-name="P3"><text:tab/><text:span text:style-name="T1">Variáveis te permitem alterar o funcionamento dos playbooks.</text:span></text:p>
      <text:p text:style-name="P3"><text:span text:style-name="T1"><text:tab/>Existem várias maneiras de originar variáveis:</text:span></text:p>
      <text:list xml:id="list2655764999019586243" text:style-name="L1">
        <text:list-item>
          <text:p text:style-name="P4"><text:span text:style-name="T1">Playbooks;</text:span></text:p>
        </text:list-item>
        <text:list-item>
          <text:p text:style-name="P4"><text:span text:style-name="T1">Arquivos;</text:span></text:p>
        </text:list-item>
        <text:list-item>
          <text:p text:style-name="P4"><text:span text:style-name="T1">Inventários (grupo vars, host vars);</text:span></text:p>
        </text:list-item>
        <text:list-item>
          <text:p text:style-name="P4"><text:span text:style-name="T1">Linha de comando;</text:span></text:p>
        </text:list-item>
        <text:list-item>
          <text:p text:style-name="P4"><text:span text:style-name="T1">Variáveis descobertas;</text:span></text:p>
        </text:list-item>
        <text:list-item>
          <text:p text:style-name="P4"><text:span text:style-name="T1">Ansible Tower.</text:span></text:p>
        </text:list-item>
      </text:list>
      <text:p text:style-name="P3"><text:span text:style-name="T1"/></text:p>
      <text:p text:style-name="P3">Inventários:</text:p>
      <text:p text:style-name="P3"><text:span text:style-name="T1"><text:tab/>Para que se possa rodar um playbook, é necessário uma lista de alvos que deseja-se automatizar. Estas listas são os inventários.</text:span></text:p>
      <text:p text:style-name="P3"><text:span text:style-name="T1"><text:tab/>Podem ser arquivos estáticos nos ansible hosts, ou arquivos de hosts dinamicamente gerado por um script de inventário. Você também pode especificar variáveis de uma lista de inventário. Por exemplo, setar uma chave de um host que necessita de autenticação remota.</text:span></text:p>
      <text:p text:style-name="P3"><text:span text:style-name="T1"><text:tab/>Inventários são basicamente listas de coisas que você pode utilizar para automatização.</text:span></text:p>
      <text:p text:style-name="P11"><text:span text:style-name="T1"/></text:p>
      <text:p text:style-name="P3"><text:span text:style-name="T1"><text:tab/></text:span><text:span text:style-name="T3">Ex.:</text:span></text:p>
      <text:p text:style-name="P3"><text:span text:style-name="T3"><text:tab/><text:tab/></text:span><text:span text:style-name="T6">---</text:span></text:p>
      <text:p text:style-name="P9"><text:span text:style-name="T4"><text:tab/><text:tab/>[web]</text:span></text:p>
      <text:p text:style-name="P9"><text:span text:style-name="T4"><text:tab/><text:tab/>web-1.example.com</text:span></text:p>
      <text:p text:style-name="P9"><text:span text:style-name="T4"><text:tab/><text:tab/>web-2.example.com</text:span></text:p>
      <text:p text:style-name="P9"><text:span text:style-name="T4"><text:tab/><text:tab/>[db]</text:span></text:p>
      <text:p text:style-name="P9"><text:span text:style-name="T4"><text:tab/><text:tab/>db-a.example.com</text:span></text:p>
      <text:p text:style-name="P9"><text:span text:style-name="T4"><text:tab/><text:tab/>db-b.example.com</text:span></text:p>
      <text:p text:style-name="P5"/>
      <text:p text:style-name="P12"><text:tab/>Playbooks contém ‘plays’, que têm como parte de sí, tarefas, ou ‘tasks’. <text:span text:style-name="T11">Tarefas chamam módulos e são executadas sequencialmente.</text:span></text:p>
      <text:p text:style-name="P5"><text:tab/><text:span text:style-name="T8">‘</text:span><text:span text:style-name="T9">Handlers’ são tarefas executadas por ‘triggers’, ou seja, gatilhos, e rodam uma só vez ao final de um ‘play’.</text:span></text:p>
      <text:p text:style-name="P5"><text:span text:style-name="T9"/></text:p>
      <text:p text:style-name="P6"><text:span text:style-name="T9"><text:tab/></text:span><text:span text:style-name="T8">Ex.:</text:span></text:p>
      <text:p text:style-name="P6"><text:span text:style-name="T8"><text:tab/><text:tab/></text:span><text:span text:style-name="T5">---</text:span></text:p>
      <text:p text:style-name="P10"><text:tab/><text:tab/>- name: install and start apache</text:p>
      <text:p text:style-name="P10"><text:tab/><text:tab/> <text:s/>hosts: web</text:p>
      <text:p text:style-name="P10"><text:tab/><text:tab/> <text:s/>remote_user: justin</text:p>
      <text:p text:style-name="P10"><text:tab/><text:tab/> <text:s/>become_method: sudo</text:p>
      <text:p text:style-name="P10"><text:tab/><text:tab/> <text:s/>become_user: root</text:p>
      <text:p text:style-name="P10"><text:tab/><text:tab/> <text:s/>vars:</text:p>
      <text:p text:style-name="P10"><text:tab/><text:tab/><text:tab/>http_port: 80</text:p>
      <text:p text:style-name="P10"><text:tab/><text:tab/><text:tab/>max_clients: 200</text:p>
      <text:p text:style-name="P10"/>
      <text:p text:style-name="P10"><text:tab/><text:tab/> <text:s/>tasks:</text:p>
      <text:p text:style-name="P10"><text:soft-page-break/><text:tab/><text:tab/> <text:s/>- name: install httpd</text:p>
      <text:p text:style-name="P10"><text:tab/><text:tab/> <text:s text:c="3"/>yum: name=httpd state=latest</text:p>
      <text:p text:style-name="P10"><text:tab/><text:tab/> <text:s/>- name: write apache config file</text:p>
      <text:p text:style-name="P10"><text:tab/><text:tab/> <text:s text:c="3"/>template: src-srv/httpd.j2 dest=/etc/http.conf</text:p>
      <text:p text:style-name="P10"><text:tab/><text:tab/> <text:s text:c="3"/>notify:</text:p>
      <text:p text:style-name="P10"><text:tab/><text:tab/> <text:s text:c="3"/>- restart apache</text:p>
      <text:p text:style-name="P10"><text:tab/><text:tab/> <text:s/>- name: start httpd</text:p>
      <text:p text:style-name="P10"><text:tab/><text:tab/> <text:s text:c="3"/>service: name=httpd state=running</text:p>
      <text:p text:style-name="P10"/>
      <text:p text:style-name="P10"><text:tab/><text:tab/> <text:s/>handlers:</text:p>
      <text:p text:style-name="P10"><text:tab/><text:tab/> <text:s/>- name: restart apache</text:p>
      <text:p text:style-name="P10"><text:tab/><text:tab/> <text:s text:c="3"/>service: name=httpd state=restarted</text:p>
      <text:p text:style-name="P6"><text:span text:style-name="T8"/></text:p>
      <text:p text:style-name="P7"><text:span text:style-name="T8">Este playbook tem um ‘play’, três ‘tasks’ e um ‘handler’. Os primeiros trêns hífens no início do arquivo indicam que este é um arquivo YAML.</text:span></text:p>
      <text:p text:style-name="P7"><text:span text:style-name="T8"/></text:p>
      <text:p text:style-name="P8"><text:span text:style-name="T7">Módulos:</text:span></text:p>
      <text:p text:style-name="P7"><text:span text:style-name="T8"><text:tab/>Módulos geralmente seguem a mesma estrutura quando são chamados.</text:span></text:p>
      <text:p text:style-name="P7"><text:span text:style-name="T8"><text:tab/>Na documentação são encontradas as diretivas e exemplos de módulos: [</text:span><text:a xlink:type="simple" xlink:href="http://docs.ansible.com/ansible/modules_by_category.html" text:style-name="Internet_20_link" text:visited-style-name="Visited_20_Internet_20_Link"><text:span text:style-name="T8">http://docs.ansible.com/ansible/modules_by_category.html</text:span></text:a><text:span text:style-name="T8">]</text:span></text:p>
      <text:p text:style-name="P7"><text:span text:style-name="T8"/></text:p>
      <text:p text:style-name="P7"><text:span text:style-name="T8">Ansible Roles:</text:span></text:p>
      <text:p text:style-name="P7"><text:span text:style-name="T8"><text:tab/>‘Ansible Roles’ são um tipo especial de Playbook autosuficientes, já contendo tasks, variables, configuration templates, e outros arquivos de suporte.</text:span></text:p>
      <text:p text:style-name="P7"><text:span text:style-name="T8"><text:tab/></text:span><text:span text:style-name="T10">[</text:span><text:a xlink:type="simple" xlink:href="http://docs.ansible.com/ansible/playbooks_roles.html" text:style-name="Internet_20_link" text:visited-style-name="Visited_20_Internet_20_Link"><text:span text:style-name="T10">http://docs.ansible.com/ansible/playbooks_roles.html</text:span></text:a><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1:51:44.633603623</meta:creation-date>
    <dc:date>2018-11-05T12:39:22.433463693</dc:date>
    <meta:editing-duration>PT37M23S</meta:editing-duration>
    <meta:editing-cycles>9</meta:editing-cycles>
    <meta:generator>LibreOffice/5.1.6.2$Linux_X86_64 LibreOffice_project/10m0$Build-2</meta:generator>
    <meta:document-statistic meta:table-count="0" meta:image-count="0" meta:object-count="0" meta:page-count="2" meta:paragraph-count="55" meta:word-count="302" meta:character-count="2249" meta:non-whitespace-character-count="1890"/>
  </office:meta>
</office:document-meta>
</file>